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WW8Num7"/>
    <style:style style:name="P2" style:family="paragraph" style:parent-style-name="Standard" style:list-style-name="WW8Num12"/>
    <style:style style:name="P3" style:family="paragraph" style:parent-style-name="Standard" style:list-style-name="WW8Num15"/>
    <style:style style:name="P4" style:family="paragraph" style:parent-style-name="Standard" style:list-style-name="WW8Num5"/>
    <style:style style:name="P5" style:family="paragraph" style:parent-style-name="Standard" style:list-style-name="WW8Num4"/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-asian="Calibri" style:font-name-complex="Calibri"/>
    </style:style>
    <style:style style:name="T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писок<text:span text:style-name="T1"> </text:span>прецедентов</text:p>
      <text:list xml:id="list549955532" text:style-name="WW8Num7">
        <text:list-item>
          <text:p text:style-name="P1">Получить карту.</text:p>
        </text:list-item>
        <text:list-item>
          <text:p text:style-name="P1">Получить список дверей через который нужно пройти.</text:p>
        </text:list-item>
        <text:list-item>
          <text:p text:style-name="P1">Получение данных о местонахождении</text:p>
        </text:list-item>
        <text:list-item>
          <text:p text:style-name="P1">Инициализация точки старта.</text:p>
        </text:list-item>
      </text:list>
      <text:p text:style-name="Standard">1,2 — важные</text:p>
      <text:p text:style-name="Standard">3 — обязателен</text:p>
      <text:p text:style-name="Standard">4 — необязателен</text:p>
      <text:p text:style-name="Standard"/>
      <text:p text:style-name="Standard">Порядок<text:span text:style-name="T1"> </text:span>реализации</text:p>
      <text:list xml:id="list686209874" text:style-name="WW8Num12">
        <text:list-item>
          <text:p text:style-name="P2">Получение<text:span text:style-name="T1"> списка проходимых дверей и карты местности</text:span></text:p>
        </text:list-item>
        <text:list-item>
          <text:p text:style-name="P2">Определение положения человека <text:s/></text:p>
        </text:list-item>
      </text:list>
      <text:p text:style-name="P9"><text:s text:c="5"/>3) <text:s/>Получение информации о видимой местности </text:p>
      <text:p text:style-name="Standard"/>
      <text:p text:style-name="Standard">Описание<text:span text:style-name="T1"> </text:span>прецедентов</text:p>
      <text:p text:style-name="Standard"><text:s text:c="5"/>1) <text:span text:style-name="T1">Получаем карту в виде двухмерного указателя на тип char. <text:s/></text:span></text:p>
      <text:p text:style-name="Standard"><text:s text:c="5"/>2) Получаем список дверей в виде указателя на тип char.</text:p>
      <text:p text:style-name="Standard"><text:s text:c="5"/>3) В зависимости от величины площади обзора сохраняем кусок карты, доступен нам в данный момент и в данных координатах. <text:s/></text:p>
      <text:p text:style-name="P7">4) Если мы только начинаем движение инициализируем координаты местоположения человека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MS Mincho" style:font-size-asian="11pt" style:language-asian="ja" style:country-asian="JP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  <style:text-properties style:font-name-asian="Calibri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o</meta:initial-creator>
    <meta:creation-date>2011-11-21T20:15:00</meta:creation-date>
    <dc:creator>nwcfang </dc:creator>
    <dc:date>2011-12-05T19:43:17</dc:date>
    <meta:editing-cycles>16</meta:editing-cycles>
    <meta:editing-duration>PT2H36M22S</meta:editing-duration>
    <meta:generator>LibreOffice/3.4$Unix LibreOffice_project/340m1$Build-402</meta:generator>
    <meta:document-statistic meta:table-count="0" meta:image-count="0" meta:object-count="0" meta:page-count="1" meta:paragraph-count="17" meta:word-count="102" meta:character-count="709" meta:non-whitespace-character-count="601"/>
    <meta:user-defined meta:name="Поле 1"/>
    <meta:user-defined meta:name="Поле 2"/>
    <meta:user-defined meta:name="Поле 3"/>
    <meta:user-defined meta:name="Поле 4"/>
  </office:meta>
</office:document-meta>
</file>